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20e" officeooo:paragraph-rsid="000d920e"/>
    </style:style>
    <style:style style:name="P2" style:family="paragraph" style:parent-style-name="Standard">
      <style:paragraph-properties fo:text-align="center" style:justify-single-word="false"/>
      <style:text-properties officeooo:rsid="000d920e" officeooo:paragraph-rsid="000d920e"/>
    </style:style>
    <style:style style:name="P3" style:family="paragraph" style:parent-style-name="Standard">
      <style:paragraph-properties fo:text-align="start" style:justify-single-word="false"/>
      <style:text-properties officeooo:rsid="000d920e" officeooo:paragraph-rsid="000d920e"/>
    </style:style>
    <style:style style:name="P4" style:family="paragraph" style:parent-style-name="Standard">
      <style:paragraph-properties fo:text-align="start" style:justify-single-word="false"/>
      <style:text-properties officeooo:rsid="000d920e" officeooo:paragraph-rsid="000f26dd"/>
    </style:style>
    <style:style style:name="P5" style:family="paragraph" style:parent-style-name="Standard">
      <style:paragraph-properties fo:text-align="start" style:justify-single-word="false"/>
      <style:text-properties officeooo:rsid="000d920e" officeooo:paragraph-rsid="0010a579"/>
    </style:style>
    <style:style style:name="P6" style:family="paragraph" style:parent-style-name="Standard">
      <style:paragraph-properties fo:text-align="start" style:justify-single-word="false"/>
      <style:text-properties officeooo:rsid="000d920e" officeooo:paragraph-rsid="0012755e"/>
    </style:style>
    <style:style style:name="P7" style:family="paragraph" style:parent-style-name="Standard">
      <style:paragraph-properties fo:text-align="start" style:justify-single-word="false"/>
      <style:text-properties officeooo:rsid="000f26dd" officeooo:paragraph-rsid="000f26dd"/>
    </style:style>
    <style:style style:name="T1" style:family="text">
      <style:text-properties officeooo:rsid="000daf62"/>
    </style:style>
    <style:style style:name="T2" style:family="text">
      <style:text-properties officeooo:rsid="000f26dd"/>
    </style:style>
    <style:style style:name="T3" style:family="text">
      <style:text-properties officeooo:rsid="0010a5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othy Lee</text:p>
      <text:p text:style-name="P1">04/20/15</text:p>
      <text:p text:style-name="P1">CS4540</text:p>
      <text:p text:style-name="P1"/>
      <text:p text:style-name="P2">Assignment 5 Report</text:p>
      <text:p text:style-name="P2"/>
      <text:p text:style-name="P3"><text:tab/><text:span text:style-name="T1">The overall model of the Printer Spooler Simulation mimics that of the Producer-Consumer problem. <text:s/>In the Producer-Consumer problem, the producer makes jobs and places them in a bounded-buffer, where the consumer takes them one by one and processes them. <text:s/>When designing this program it is possible to follow the Producer-Consumer bounded-buffer problem exactly. <text:s/>In this way I made the Spooler the producer and the Printer the consumer. <text:s/>The buffer is bounded to a size of 2048 and the printer can only consume 100KB per second. <text:s/>Jobs sent to the printer can only be of size 50 to 1000 KB. <text:s/>All of this is defined at the top of the program.</text:span></text:p>
      <text:p text:style-name="P3"><text:tab/><text:span text:style-name="T2">Because this is a multithreaded program, a new printer and spooler thread was spawned for each job to be performed. <text:s/>The number of printer threads is defined in a command line argument to be supplied by the user.</text:span></text:p>
      <text:p text:style-name="P3"><text:tab/><text:span text:style-name="T2">The original design only had a single printing thread because I read the directions wrong. <text:s/>Pseudo-code:</text:span></text:p>
      <text:p text:style-name="P3"/>
      <text:p text:style-name="P3"><text:tab/><text:span text:style-name="T2">main()</text:span></text:p>
      <text:p text:style-name="P3"><text:tab/><text:tab/><text:span text:style-name="T2">print(“simu started”)</text:span></text:p>
      <text:p text:style-name="P3"><text:tab/><text:tab/><text:span text:style-name="T2">thread initialization()</text:span></text:p>
      <text:p text:style-name="P3"><text:tab/><text:tab/><text:span text:style-name="T2">create job struct</text:span></text:p>
      <text:p text:style-name="P3"><text:tab/><text:tab/><text:span text:style-name="T2">create single printer thread</text:span></text:p>
      <text:p text:style-name="P3"><text:tab/><text:tab/><text:span text:style-name="T2">for loop</text:span></text:p>
      <text:p text:style-name="P3"><text:tab/><text:tab/><text:tab/><text:span text:style-name="T2">set job num</text:span></text:p>
      <text:p text:style-name="P3"><text:tab/><text:tab/><text:tab/><text:span text:style-name="T2">create spooler threads</text:span></text:p>
      <text:p text:style-name="P3"><text:tab/><text:tab/><text:tab/><text:span text:style-name="T2">join spooler threads</text:span></text:p>
      <text:p text:style-name="P3"><text:tab/><text:tab/><text:span text:style-name="T2">join printer thread</text:span></text:p>
      <text:p text:style-name="P3"/>
      <text:p text:style-name="P7">This produced serviceable output but was not correct in the implementation. <text:s/>And upon rereading the program specifications I realized that there should be more than on printing thread. </text:p>
      <text:p text:style-name="P7"><text:s text:c="2"/>Pseudo-code:</text:p>
      <text:p text:style-name="P7"/>
      <text:p text:style-name="P4"><text:tab/><text:span text:style-name="T2">main()</text:span></text:p>
      <text:p text:style-name="P4"><text:tab/><text:tab/><text:span text:style-name="T2">print(“simu started”)</text:span></text:p>
      <text:p text:style-name="P4"><text:tab/><text:tab/><text:span text:style-name="T2">thread initialization()</text:span></text:p>
      <text:p text:style-name="P4"><text:tab/><text:tab/><text:span text:style-name="T2">create job struct</text:span></text:p>
      <text:p text:style-name="P4"><text:tab/><text:tab/><text:span text:style-name="T2">for loop</text:span></text:p>
      <text:p text:style-name="P4"><text:tab/><text:tab/><text:tab/><text:span text:style-name="T2">set job num</text:span></text:p>
      <text:p text:style-name="P4"><text:tab/><text:tab/><text:tab/><text:span text:style-name="T2">create printer threads</text:span></text:p>
      <text:p text:style-name="P5"><text:tab/><text:tab/><text:tab/><text:span text:style-name="T2">create spooler threads</text:span></text:p>
      <text:p text:style-name="P4"><text:tab/><text:tab/><text:tab/><text:span text:style-name="T2">join spooler threads</text:span></text:p>
      <text:p text:style-name="P4"><text:tab/><text:tab/><text:span text:style-name="T2">join printer thread</text:span></text:p>
      <text:p text:style-name="P4"><text:tab/><text:tab/><text:span text:style-name="T3">exit printer thread</text:span></text:p>
      <text:p text:style-name="P4"/>
      <text:p text:style-name="P6"><text:tab/><text:span text:style-name="T3">The program was carefully managed so that output matched the sepcifications exactly. <text:s/>It took a bit to properly synchronize the mutexes, which resulted in a lot of eary program exits, and program hanging. <text:s/>I knew I was on the right track when all the threads output with no hanging or program </text:span><text:soft-page-break/><text:span text:style-name="T3">termination before threads finished. <text:s/></text:span></text:p>
      <text:p text:style-name="P6"><text:span text:style-name="T3"><text:tab/>The program output is perfect compared to the expected output and the threads and printing jobs all properly synchronize the size of the buffer and how filled it is. <text:s/>All printing jobs complete properly and they print one by one as ensured by the mute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5:55:14.106126896</meta:creation-date>
    <dc:date>2015-04-26T16:55:11.462228722</dc:date>
    <meta:editing-duration>PT53M2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2" meta:word-count="354" meta:character-count="2199" meta:non-whitespace-character-count="1808"/>
  </office:meta>
</office:document-meta>
</file>